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style:font-name="FreeMono" officeooo:rsid="00199288" officeooo:paragraph-rsid="00199288"/>
    </style:style>
    <style:style style:name="P2" style:family="paragraph" style:parent-style-name="Standard">
      <style:paragraph-properties fo:line-height="100%"/>
      <style:text-properties style:font-name="FreeMono" officeooo:rsid="001a8e11" officeooo:paragraph-rsid="001c50da"/>
    </style:style>
    <style:style style:name="P3" style:family="paragraph" style:parent-style-name="Standard">
      <style:paragraph-properties fo:line-height="100%"/>
      <style:text-properties style:font-name="FreeMono" officeooo:rsid="001a8e11" officeooo:paragraph-rsid="001a8e11"/>
    </style:style>
    <style:style style:name="P4" style:family="paragraph" style:parent-style-name="Standard">
      <style:paragraph-properties fo:line-height="100%"/>
      <style:text-properties style:font-name="FreeMono" officeooo:rsid="001b1b3a" officeooo:paragraph-rsid="001b1b3a"/>
    </style:style>
    <style:style style:name="P5" style:family="paragraph" style:parent-style-name="Standard">
      <style:paragraph-properties fo:line-height="100%"/>
      <style:text-properties style:font-name="FreeMono" officeooo:rsid="001e71ef" officeooo:paragraph-rsid="001e71e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cd76e" style:font-style-asian="normal" style:font-style-complex="normal"/>
    </style:style>
    <style:style style:name="T4" style:family="text">
      <style:text-properties fo:font-style="normal" officeooo:rsid="001e02f1" style:font-style-asian="normal" style:font-style-complex="normal"/>
    </style:style>
    <style:style style:name="T5" style:family="text">
      <style:text-properties fo:font-style="normal" officeooo:rsid="001f10a3" style:font-style-asian="normal" style:font-style-complex="normal"/>
    </style:style>
    <style:style style:name="T6" style:family="text">
      <style:text-properties officeooo:rsid="001c50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S200</text:p>
      <text:p text:style-name="P1">No Longer At Ease</text:p>
      <text:p text:style-name="P1">Christopher Bero</text:p>
      <text:p text:style-name="P1"/>
      <text:p text:style-name="P2">1. <text:span text:style-name="T6">Why does the novel begin with a poem by T.S. Eliot?</text:span></text:p>
      <text:p text:style-name="P2"/>
      <text:p text:style-name="P2"><text:tab/>The novel opens with a poem by T.S. Eliot for two reasons that I can see. One is that the poem directly correlates to the theme of the novel, with the discouraged feeling brought on by changing environment and lifestyle, with the religious imperialism and indoctrination, and with the conflict that results. The poem, a portion of the third stanza of <text:span text:style-name="T1">The Journey of the Magi</text:span><text:span text:style-name="T2">, wholly reflects a different story, but when abbreviated it serves as an excellent summary for </text:span><text:span text:style-name="T1">No Longer at Ease</text:span><text:span text:style-name="T2">. The second reason, I believe, is a subtle nod to the main character Obi's affinity for poetry, for at the beginning of the novel he mentions</text:span><text:span text:style-name="T4"> praise</text:span><text:span text:style-name="T2"> for T.S. Eliot.</text:span></text:p>
      <text:p text:style-name="P3"><text:span text:style-name="T2"/></text:p>
      <text:p text:style-name="P4"><text:span text:style-name="T2">2. </text:span><text:span text:style-name="T3">Why does the novel depict Obi's trial before it tells the story of events leading up to the trial?</text:span></text:p>
      <text:p text:style-name="P4"><text:span text:style-name="T3"/></text:p>
      <text:p text:style-name="P4"><text:span text:style-name="T3"><text:tab/>I believe that the novel begins with Obi's trail in order to provide the motivation and hook for the rest of the story. We learn immediately that Obi is being accused of taking a bribe, and that he is found guilty, but once the scene has passed we are presented with a version of Obi that spends much of his time denouncing bribery and corruption of the government. This juxtaposition stirs the reader to inquire about Obi's situation and motives, and then to further read for details pertaining to bribery. As Obi progresses and continues to hold his stance against bribery – by rejecting bribes offered to him at his station with the scholarship organization – the reader has to wonder if the trial is a set-up or if Obi has taken the fall for trying to be virtuous. By the time we see the shift in this character's views, and his descent into the corruption which he once despised, we understand much better the progression of events that lead him from being a favored pupil to taking bribes to offset his debt.</text:span></text:p>
      <text:p text:style-name="P4"><text:span text:style-name="T3"/></text:p>
      <text:p text:style-name="P5"><text:span text:style-name="T3">3. </text:span><text:span text:style-name="T2">How do you interpret Obi's development over the course of the novel? Why does he change?</text:span></text:p>
      <text:p text:style-name="P5"><text:span text:style-name="T2"/></text:p>
      <text:p text:style-name="P5"><text:span text:style-name="T2"><text:tab/>We're introduced to Obi, trial aside, as a straightforward citizen of his region who believes strongly that change is needed in government to reduce corrupt transactions. He undergoes the ordeal of being educated away from home, and returns with a refreshed interest in his area and passion for working truthfully. His growth during this time is to become more relaxed about religion (I infer that before leaving he was more stringent Christian under his father), and a case of homesickness, which he expressed early on with a poem about his homeland. For his efforts he falls into debt and trouble both due to his trouble adjusting to new a new lifestyle, and his involvement with Clara. The story ends with him falling into corruption to pay his debts and being apprehended for it. </text:span><text:span text:style-name="T5">This progression nearly reminded me of a Shakespearean tragedy, as our main character begins from advantageous means and slowly loses ground to an inhospitable enviro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08:29:13.914324731</meta:creation-date>
    <dc:date>2016-08-30T12:07:14.788334106</dc:date>
    <meta:editing-duration>PT3H7M39S</meta:editing-duration>
    <meta:editing-cycles>6</meta:editing-cycles>
    <meta:generator>LibreOffice/5.2.0.4$Linux_X86_64 LibreOffice_project/20m0$Build-4</meta:generator>
    <meta:document-statistic meta:table-count="0" meta:image-count="0" meta:object-count="0" meta:page-count="1" meta:paragraph-count="9" meta:word-count="510" meta:character-count="2909" meta:non-whitespace-character-count="2403"/>
  </office:meta>
</office:document-meta>
</file>